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4-12-31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4-01-03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3-01-0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2-01-04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1-01-05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20-01-0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9-01-0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8-01-0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7-01-10 20:3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6-01-05 14:4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5-01-05 21:4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4-01-07 14:5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2-01-04 16:5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1-01-04 15:0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10-01-06 18:2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9-01-06 22:1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8-01-09 16:1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7-01-08 23:26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6-01-04 23:5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5-01-14 16:0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4-01-04 19:5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3-01-08 19:0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2-01-05 22:48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48101205501</text:p>
          </table:table-cell>
          <table:table-cell office:value-type="string" calcext:value-type="string">
            <text:p>2001-01-05 19:1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